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mic Sans MS" svg:font-family="Comic Sans MS"/>
    <style:font-face style:name="Times" svg:font-family="Times"/>
  </office:font-face-decls>
  <office:automatic-styles>
    <style:style style:name="P1" style:family="paragraph" style:parent-style-name="Standard">
      <style:paragraph-properties fo:margin-top="0.1390in" fo:margin-bottom="0.0835in"/>
      <style:text-properties style:font-name="Times" fo:font-size="12.0pt" fo:color="#003366"/>
    </style:style>
    <style:style style:name="P2" style:family="paragraph" style:parent-style-name="Standard">
      <style:paragraph-properties fo:margin-bottom="0.0972in" fo:line-height="120%"/>
      <style:text-properties style:font-name="Comic Sans MS" fo:font-size="12.0pt"/>
    </style:style>
    <style:style style:name="P3" style:family="paragraph" style:parent-style-name="Standard">
      <style:text-properties style:font-name="Comic Sans MS" fo:font-size="12.0pt"/>
    </style:style>
    <style:style style:name="P4" style:family="paragraph" style:parent-style-name="Standard">
      <style:paragraph-properties fo:margin-top="0.0972in" fo:margin-bottom="0.0835in"/>
      <style:text-properties style:font-name="Comic Sans MS" fo:font-size="12.0pt" fo:color="#000000"/>
    </style:style>
    <style:style style:name="P5" style:family="paragraph" style:parent-style-name="Standard">
      <style:paragraph-properties fo:margin-bottom="0.0972in" fo:line-height="120%">
        <style:tab-stops>
          <style:tab-stop style:position="5.4700in"/>
        </style:tab-stops>
      </style:paragraph-properties>
      <style:text-properties style:font-name="Comic Sans MS" fo:font-size="12.0pt"/>
    </style:style>
    <style:style style:name="P6" style:family="paragraph" style:parent-style-name="Standard">
      <style:paragraph-properties fo:margin-bottom="0.0972in" fo:line-height="120%"/>
      <style:text-properties style:font-name="Comic Sans MS" fo:font-size="12.0pt" fo:color="#a40803"/>
    </style:style>
    <style:style style:name="P7" style:family="paragraph" style:parent-style-name="Standard">
      <style:paragraph-properties fo:margin-bottom="0.0972in" fo:line-height="120%"/>
      <style:text-properties style:font-name="Comic Sans MS" fo:font-size="12.0pt" fo:color="#800000"/>
    </style:style>
    <style:style style:name="P8" style:family="paragraph" style:parent-style-name="Standard">
      <style:paragraph-properties fo:margin-top="0.0972in" fo:margin-bottom="0.0835in"/>
      <style:text-properties style:font-name="Comic Sans MS" fo:font-size="12.0pt" fo:color="#111111"/>
    </style:style>
    <style:style style:name="P9" style:family="paragraph" style:parent-style-name="Standard">
      <style:paragraph-properties fo:margin-bottom="0.0972in" fo:line-height="120%"/>
      <style:text-properties style:font-name="Comic Sans MS" fo:font-size="12.0pt" fo:color="#000000"/>
    </style:style>
    <style:style style:name="P10" style:family="paragraph" style:parent-style-name="Standard">
      <style:paragraph-properties fo:margin-left="0.5000in" fo:text-indent="-0.5000in" style:line-height-at-least="0.1944in">
        <style:tab-stops>
          <style:tab-stop style:position="0.1528in"/>
          <style:tab-stop style:position="0.5000in"/>
        </style:tab-stops>
      </style:paragraph-properties>
      <style:text-properties style:font-name="Comic Sans MS" fo:font-size="12.0pt" fo:color="#000000"/>
    </style:style>
    <style:style style:name="P11" style:family="paragraph" style:parent-style-name="Standard">
      <style:paragraph-properties fo:line-height="120%"/>
      <style:text-properties style:font-name="Comic Sans MS" fo:font-size="12.0pt"/>
    </style:style>
    <style:style style:name="P12" style:family="paragraph" style:parent-style-name="Standard">
      <style:paragraph-properties fo:margin-bottom="0.2075in" style:line-height-at-least="0.3056in"/>
      <style:text-properties style:font-name="Comic Sans MS" fo:font-size="12.0pt" fo:color="#000000"/>
    </style:style>
    <style:style style:name="P13" style:family="paragraph" style:parent-style-name="Standard">
      <style:paragraph-properties fo:margin-bottom="0.1667in" style:line-height-at-least="0.1944in"/>
      <style:text-properties style:font-name="Comic Sans MS" fo:font-size="12.0pt" fo:color="#000000"/>
    </style:style>
    <style:style style:name="P14" style:family="paragraph" style:parent-style-name="Standard">
      <style:paragraph-properties style:line-height-at-least="0.1944in">
        <style:tab-stops>
          <style:tab-stop style:position="0.3938in"/>
        </style:tab-stops>
      </style:paragraph-properties>
      <style:text-properties style:font-name="Comic Sans MS" fo:font-size="12.0pt" fo:color="#000000"/>
    </style:style>
    <style:style style:name="P15" style:family="paragraph" style:parent-style-name="Standard">
      <style:paragraph-properties style:line-height-at-least="0.1944in"/>
      <style:text-properties style:font-name="Comic Sans MS" fo:font-size="12.0pt" fo:color="#000000"/>
    </style:style>
    <style:style style:name="T1" style:family="text">
      <style:text-properties fo:font-weight="bold" fo:font-weight-asian="bold" fo:font-weight-complex="bold" style:text-underline-style="solid"/>
    </style:style>
    <style:style style:name="T2" style:family="text">
      <style:text-properties fo:color="#7e0021"/>
    </style:style>
    <style:style style:name="T3" style:family="text">
      <style:text-properties fo:color="#800000"/>
    </style:style>
    <style:style style:name="T4" style:family="text">
      <style:text-properties fo:color="#990000"/>
    </style:style>
    <style:style style:name="T5" style:family="text">
      <style:text-properties fo:letter-spacing="0.0000in"/>
    </style:style>
    <style:style style:name="T6" style:family="text">
      <style:text-properties fo:color="#000000"/>
    </style:style>
    <style:style style:name="T7" style:family="text">
      <style:text-properties style:text-underline-style="solid"/>
    </style:style>
    <style:style style:name="T8" style:family="text">
      <style:text-properties style:text-underline-style="solid" fo:letter-spacing="0.0000in"/>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text:list-style style:name="L2">
      <text:list-level-style-bullet text:level="1" text:bullet-char="•">
        <style:list-level-properties text:space-before="0.25in" text:min-label-width="0.25in"/>
      </text:list-level-style-bullet>
    </text:list-style>
  </office:automatic-styles>
  <office:body>
    <office:text>
      <text:p text:style-name="P1"><text:span text:style-name="T1">Test Cases Checklist Sample</text:span></text:p>
      <text:p text:style-name="P2"><text:span text:style-name="T1">Few Notes to Remember:</text:span></text:p>
      <text:p text:style-name="P2">– Execute these scenarios with different user roles e.g. admin user, guest user etc.<text:line-break/>– For web applications, these scenarios should be tested on multiple browsers like IE, FF, Chrome, and Safari with versions approved by the client.<text:line-break/><text:span text:style-name="T2">– Test with different screen resolutions like 1024 x 768, 1280 x 1024, etc.</text:span><text:line-break/>– An application should be tested on a variety of displays like LCD, CRT, Notebooks, Tablets, and Mobile phones.<text:line-break/><text:span text:style-name="T3">– Test application on different platforms like Windows, Mac, Linux operating systems etc.</text:span></text:p>
      <text:p text:style-name="P3"/>
      <text:p text:style-name="P4"><text:span text:style-name="T1">General Test Scenarios</text:span></text:p>
      <text:p text:style-name="P2">1. <text:span text:style-name="T3">All mandatory fields should be validated and indicated by an asterisk (*) symbol.</text:span><text:line-break/>2. Validation error messages should be displayed properly at a correct position.<text:line-break/><text:span text:style-name="T3">3. All error messages should be displayed in the same CSS style (e.g. using red colour)<text:line-break/>4. General confirmation messages should be displayed using CSS style other than error messages style (e.g. using green colour)</text:span><text:line-break/>5. Tooltips text should be meaningful.<text:line-break/><text:span text:style-name="T4">6. Drop-down fields should have the first entry as blank or text like ‘Select’.</text:span><text:line-break/><text:span text:style-name="T4">7. ‘Delete functionality’ for any record on a page should ask for a confirmation.</text:span><text:line-break/>8. Select/deselect all records option should be provided if page supports record add/delete/update functionality<text:line-break/>9. Amount values should be displayed with correct currency symbols.<text:line-break/>10. Default page sorting should be provided.<text:line-break/><text:span text:style-name="T4">11. Reset button functionality should set default values for all fields.</text:span><text:line-break/>12. All numeric values should be formatted properly.<text:line-break/>13. Input fields should be checked for the max field value. Input values greater than specified max limit should not be accepted or stored in the database.<text:line-break/><text:span text:style-name="T3">14. Check all input fields for special characters.<text:line-break/>15. Field labels should be standard e.g. field accepting user’s first name should be labelled properly as ‘First Name’.</text:span><text:line-break/>16. Check page sorting functionality after add/edit/delete operations on any record.<text:line-break/>17. Check for timeout functionality. Timeout values should be configurable. Check application behaviour after operation timeout.<text:line-break/>18. <text:span text:style-name="T3">Check cookies used in an application.</text:span><text:line-break/>19. Check if downloadable files are pointing to the correct file paths.<text:line-break/>20. All resource keys should be configurable in config files or database instead of hard coding.<text:line-break/>21. Standard conventions should be followed throughout for naming resource keys.<text:line-break/>22. Validate markup for all web pages (validate HTML and CSS for syntax errors) to make sure it is compliant with the standards.<text:line-break/>23. Application crash or unavailable pages should be redirected to the error page.<text:line-break/><text:span text:style-name="T3">24. Check text on all pages for spelling and grammatical errors.<text:line-break/>25. Check numeric input fields with character input values. Proper validation message should appear.<text:line-break/>26. Check for negative numbers if allowed for numeric fields.</text:span><text:line-break/>27. Check amount fields with decimal number values.<text:line-break/>28. Check functionality of buttons available on all pages.<text:line-break/><text:span text:style-name="T4">29. The user should not be able to submit page twice by pressing submit button in quick succession.</text:span><text:line-break/>30. Divide by zero errors should be handled for any calculations.<text:line-break/>31. Input data with first and last position blank should be handled correctly.</text:p>
      <text:p text:style-name="P3"/>
      <text:p text:style-name="P4"><text:span text:style-name="T1">GUI and Usability Test Scenarios</text:span></text:p>
      <text:p text:style-name="P5">1. <text:span text:style-name="T3">All fields on a page (e.g. text box, radio options, drop-down lists) should be aligned properly.</text:span><text:line-break/>2. Numeric values should be justified correctly unless specified otherwise.<text:line-break/>3. Enough space should be provided between field labels, columns, rows, error messages etc.<text:line-break/>4. <text:span text:style-name="T3">The scrollbar should be enabled only when necessary.</text:span><text:line-break/>5. Font size, style, and colour for headline, description text, labels, infield data, and grid info should be standard as specified in SRS.<text:line-break/>6. Description text box should be multi-lined.<text:line-break/>7. <text:span text:style-name="T3">Disabled fields should be greyed out and users should not be able to set focus on these fields.</text:span><text:line-break/>8. Upon click of an input text field, mouse arrow pointer should get changed to the cursor.<text:line-break/>9. The user should not be able to type in drop down select lists.<text:line-break/><text:span text:style-name="T3">10. Information filled by users should remain intact when there is an error message on page submit. The user should be able to submit the form again by correcting the errors.</text:span><text:line-break/>11. Check if proper field labels are used in error messages.<text:line-break/>12. Drop-down field values should be displayed in defined sort order.<text:line-break/>13. Tab and Shift+Tab order should work properly.<text:line-break/>14. Default radio options should be pre-selected on the page load.<text:line-break/><text:span text:style-name="T3">15. Field-specific and page level help messages should be available.<text:line-break/>16. Check if the correct fields are highlighted in case of errors.</text:span><text:line-break/>17. Check if the drop-down list options are readable and not truncated due to field size limit.<text:line-break/>18. All buttons on a page should be accessible by keyboard shortcuts and the user should be able to perform all operations using a keyboard.<text:line-break/>19. Check all pages for broken images.<text:line-break/>20. <text:span text:style-name="T3">Check all pages for broken links.</text:span><text:line-break/>21. All pages should have a title.<text:line-break/>22. Confirmation messages should be displayed before performing any update or delete operation.<text:line-break/>23. Hourglass should be displayed when the application is busy.<text:line-break/>24. Page text should be left justified.<text:line-break/><text:span text:style-name="T3">25. The user should be able to select only one radio option and any combination for checkboxes.</text:span></text:p>
      <text:p text:style-name="P6">26.<text:span text:style-name="T5">Check for the parent child relationships.</text:span></text:p>
      <text:p text:style-name="P4"><text:span text:style-name="T1">Test Scenarios for Filter Criteria</text:span></text:p>
      <text:p text:style-name="P2">1. <text:span text:style-name="T3">The user should be able to filter results using all parameters on the page.</text:span><text:line-break/>2. Refine search functionality should load search page with all user-selected search parameters.<text:line-break/>3. When there are at least one filter criteria required to perform the search operation, make sure proper error message is displayed when the user submits the page without selecting any filter criteria.<text:line-break/>4. When at least one filter criteria selection is not compulsory, the user should be able to submit the page and the default search criteria should get used to query results.<text:line-break/><text:span text:style-name="T3">5. Proper validation messages should be displayed for all invalid values for filter criteria.</text:span></text:p>
      <text:p text:style-name="P4"><text:span text:style-name="T1">Test Scenarios for Result Grid </text:span></text:p>
      <text:p text:style-name="P2">1. Page loading symbol should be displayed when it’s taking more than default time to load the result page.<text:line-break/>2. Check if all the search parameters are used to fetch data shown on the result grid.<text:line-break/>3. The total number of results should be displayed in the result grid.<text:line-break/>4. Search criteria used for searching should be displayed in the result grid.<text:line-break/>5. Result grid values should be sorted by default column.<text:line-break/>6. Sorted columns should be displayed with a sorting icon.<text:line-break/>7. Result grids should include all the specified columns with correct values.<text:line-break/>8. Ascending and descending sorting functionality should work for columns supported with data sorting.<text:line-break/>9. Result grids should be displayed with proper column and row spacing.<text:line-break/>10. Pagination should be enabled when there are more results than the default result count per page.<text:line-break/>11. Check for Next, Previous, First and Last page pagination functionality.<text:line-break/>12. Duplicate records should not be displayed in the result grid.<text:line-break/>13. Check if all the columns are visible and horizontal scrollbar is enabled if necessary.<text:line-break/>14. Check the data for dynamic columns (columns whose values are calculated dynamically based on the other column values).<text:line-break/>15. For result grids showing reports check ‘Totals’ row and verify total for every column.<text:line-break/>16. For result grids showing reports check ‘Totals’ row data when pagination is enabled and the user gets navigated to the next page.<text:line-break/>17. Check if proper symbols are used for displaying column values e.g. % symbol should be displayed for percentage calculation.<text:line-break/>18. Check result grid data to know if the date range is enabled.</text:p>
      <text:p text:style-name="P4"><text:span text:style-name="T1">Test Scenarios for a Window</text:span></text:p>
      <text:p text:style-name="P7">1. Check if default window size is correct.<text:line-break/>2. Check if child window size is correct.<text:span text:style-name="T6"><text:line-break/>3. Check if there is any field on the page with default focus (in general, the focus should be set on first input field of the screen).<text:line-break/></text:span>4. Check if child windows are getting closed on closing parent/opener window.<text:line-break/>5. If child window is opened, user should not be able to use or update any field in the background or parent window<text:line-break/>6. Check window minimize, maximize, and close functionality.<text:span text:style-name="T6"><text:line-break/>7. Check if the window is re-sizable.<text:line-break/>8. Check scroll bar functionality for parent and child windows.<text:line-break/>9. Check cancel button functionality for the child window.</text:span></text:p>
      <text:p text:style-name="P8"><text:span text:style-name="T1">Database Testing Test Scenarios</text:span></text:p>
      <text:p text:style-name="P2"><text:span text:style-name="T3">1. Check if correct data is getting saved in the database upon successful page submit.</text:span><text:line-break/>2. Check values for columns which are not accepting null values.<text:line-break/>3. Check for data integrity. Data should be stored in single or multiple tables based on the design.<text:line-break/>4. Index names should be given as per the standards e.g. IND_&lt;Tablename&gt;_&lt;ColumnName&gt;<text:line-break/>5. Tables should have a primary key column.<text:line-break/>6. Table columns should have description information available (except for audit columns like created date, created by etc.)<text:line-break/>7. For every database add/update operation log should be added.<text:line-break/>8. Required table indexes should be created.<text:line-break/>9. Check if data is committed to the database only when the operation is successfully completed.<text:line-break/>10. Data should be rolled back in case of failed transactions.<text:line-break/>11. Database name should be given as per the application type i.e. test, UAT, sandbox, live (though this is not a standard it is helpful for database maintenance)<text:line-break/>12. Database logical names should be given according to the database name (again this is not standard but helpful for DB maintenance).<text:line-break/>13. Stored procedures should not be named with a prefix “sp_”<text:line-break/>14. Check if values for table audit columns (like created date, created by, updated, updated by, is deleted, deleted data, deleted by etc.) are populated properly.<text:line-break/>15. Check if input data is not truncated while saving. Field length shown to the user on the page and in database schema should be the same.<text:line-break/><text:span text:style-name="T3">16. Check numeric fields with minimum, maximum, and float values.<text:line-break/>17. Check numeric fields with negative values (for both acceptance and non-acceptance).<text:line-break/>18. Check if radio button and drop-down list options are saved correctly in the database.</text:span><text:line-break/>19. Check if the database fields are designed with the correct data type and data length.<text:line-break/>20. Check if all the table constraints like a Primary key, Foreign key etc. are implemented correctly.<text:line-break/>21. Test stored procedures and triggers with sample input data.<text:line-break/>22. Input field leading and trailing spaces should be truncated before committing data to the database.<text:line-break/>23. Null values should not be allowed for the Primary key column.</text:p>
      <text:p text:style-name="P4"><text:span text:style-name="T1">Test Scenarios for Image Upload Functionality </text:span></text:p>
      <text:p text:style-name="P7"><text:span text:style-name="T6">(Also applicable for other file upload functionality)<text:line-break/></text:span>1. Check for uploaded image path.<text:span text:style-name="T6"><text:line-break/>2. Check image upload and change functionality.<text:line-break/></text:span>3. Check image upload functionality with image files of different extensions (e.g. JPEG, PNG, BMP etc.)<text:line-break/>4. Check image upload functionality with images having space or any other allowed special character in the file name.<text:line-break/>5. Check duplicate name image upload.<text:line-break/>6. Check image upload with image size greater than the max allowed size. The Proper error message should be displayed.<text:line-break/>7. Check image upload functionality with file types other than images (e.g. txt, doc, pdf, exe etc.). A Proper error message should be displayed.<text:span text:style-name="T6"><text:line-break/>8. Check if images of specified height and width (if defined) are accepted otherwise rejected.<text:line-break/>9. The image upload progress bar should appear for large size images.<text:line-break/></text:span>10. Check if cancel button functionality is working in between upload process.<text:line-break/>11. Check if file selection dialog shows only supported files listed.<text:span text:style-name="T6"><text:line-break/>12. Check multiple images upload functionality.<text:line-break/>13. Check image quality after upload. Image quality should not be changed after upload.<text:line-break/>14. Check if the user is able to use/view the uploaded images.</text:span></text:p>
      <text:p text:style-name="P4"><text:span text:style-name="T1">Test Scenarios for Sending Emails </text:span></text:p>
      <text:p text:style-name="P2">(Test cases for composing or validating emails are not included here)<text:line-break/>(Make sure to use dummy email addresses before executing email related tests)<text:line-break/><text:span text:style-name="T3">1. Email template should use standard CSS for all emails.<text:line-break/>2. Email addresses should be validated before sending emails.<text:line-break/>3. Special characters in the email body template should be handled properly.</text:span><text:line-break/>4. Language specific characters (e.g. Russian, Chinese or German language characters) should be handled properly in the email body template.<text:line-break/>5. <text:span text:style-name="T3">Email subject should not be blank.</text:span><text:line-break/>6. Placeholder fields used in the email template should be replaced with actual values e.g. {Firstname} {Lastname} should be replaced with individuals first and last name properly for all the recipients.<text:line-break/>7. If reports with dynamic values are included in the email body and report data should be calculated correctly.<text:line-break/><text:span text:style-name="T3">8. Email sender name should not be blank.<text:line-break/>9. Emails should be checked in different email clients like Outlook, Gmail, Hotmail, Yahoo! mail etc.</text:span><text:line-break/>10. Check send email functionality using TO, CC and BCC fields.<text:line-break/>11. Check plain text emails.<text:line-break/>12. Check HTML format emails.<text:line-break/><text:span text:style-name="T3">13. Check email header and footer for company logo, privacy policy and other links.<text:line-break/>14. Check emails with attachments.<text:line-break/>15. Check send email functionality to single, multiple or distribution list recipients.</text:span><text:line-break/>16. Check if a reply to email address is correct.<text:line-break/>17. Check sending the high volume of emails.</text:p>
      <text:p text:style-name="P9"><text:span text:style-name="T5">18.Verify if confirmation message is provided when Email is sent.</text:span></text:p>
      <text:list text:style-name="L1">
        <text:list-item>
          <text:p text:style-name="P10"><text:span text:style-name="T5">19.Verify that the links provided in the emails function properly.</text:span></text:p>
        </text:list-item>
        <text:list-item>
          <text:p text:style-name="P10"><text:span text:style-name="T5">20.Verify that Reply to Address is correct.</text:span></text:p>
        </text:list-item>
        <text:list-item>
          <text:p text:style-name="P10"><text:span text:style-name="T5">21.Verify that Fonts, Size and alignment of texts in email are proper.</text:span></text:p>
        </text:list-item>
      </text:list>
      <text:p text:style-name="P4"><text:span text:style-name="T1">Test Scenarios for Excel Export Functionality</text:span></text:p>
      <text:p text:style-name="P2">1. The file should get exported in the proper file extension.<text:line-break/>2. The file name for the exported Excel file should be as per the standards e.g. if the file name is using the timestamp, it should get replaced properly with an actual timestamp at the time of exporting the file.<text:line-break/>3. Check for date format if exported Excel file contains the date columns.<text:line-break/>4. Check number formatting for numeric or currency values. Formatting should be the same as shown on the page.<text:line-break/>5. The exported file should have columns with proper column names.<text:line-break/>6. Default page sorting should be carried in the exported file as well.<text:line-break/>7. Excel file data should be formatted properly with header and footer text, date, page numbers etc. values for all pages.<text:line-break/>8. Check if the data displayed on a page and exported Excel file is the same.<text:line-break/>9. Check export functionality when pagination is enabled.<text:line-break/>10. Check if export button is showing proper icon according to the exported file type E.g. Excel file icon for xls files<text:line-break/>11. Check export functionality for files with a very large size.<text:line-break/>12. Check export functionality for pages containing special characters. Check if these special characters are exported properly in the Excel file.</text:p>
      <text:p text:style-name="P4"><text:span text:style-name="T1">Performance Testing Test Scenarios</text:span></text:p>
      <text:p text:style-name="P2"><text:span text:style-name="T3">1. Check if the page load time is within the acceptable range.<text:line-break/>2. Check the page load on slow connections.</text:span><text:line-break/>3. Check the response time for any action under a light, normal, moderate, and heavy load conditions.<text:line-break/>4. Check performance of database stored procedures and triggers.<text:line-break/><text:span text:style-name="T3">5. Check the database query execution time</text:span>.<text:line-break/>6. Check for load testing of the application.<text:line-break/>7. Check for stress testing of the application.<text:line-break/>8. Check CPU and memory usage under peak load condition.</text:p>
      <text:p text:style-name="P8"><text:span text:style-name="T1">Security Testing Test Scenarios</text:span></text:p>
      <text:p text:style-name="P2">1. Check for SQL injection attacks.<text:line-break/><text:span text:style-name="T3">2. Secure pages should use HTTPS protocol.</text:span><text:line-break/>3. Page crash should not reveal application or server info. Error page should be displayed for this.<text:line-break/>4. Escape special characters in the input.<text:line-break/><text:span text:style-name="T3">5. Error messages should not reveal any sensitive information.</text:span><text:line-break/>6. All credentials should be transferred over an encrypted channel.<text:line-break/>7. Test password security and password policy enforcement.<text:line-break/><text:span text:style-name="T3">8. Check application logout functionality.</text:span><text:line-break/>9. Check for Brute Force Attacks.<text:line-break/>10. Cookie information should be stored in encrypted format only.<text:line-break/><text:span text:style-name="T3">11. Check session cookie duration and session termination after timeout or logout.</text:span><text:line-break/>11. Session tokens should be transmitted over a secured channel.<text:line-break/>13. The password should not be stored in cookies.<text:line-break/>14. Test for Denial of Service attacks.<text:line-break/>15. Test for memory leakage.<text:line-break/>16. Test unauthorized application access by manipulating variable values in the browser address bar.<text:line-break/>17. Test file extension handing so that exe files are not uploaded and executed on the server.<text:line-break/><text:span text:style-name="T3">18. Sensitive fields like passwords and credit card information should not have to autocomplete enabled.</text:span><text:line-break/>19. File upload functionality should use file type restrictions and also anti-virus for scanning uploaded files.<text:line-break/>20. Check if directory listing is prohibited.<text:line-break/><text:span text:style-name="T3">21. Password and other sensitive fields should be masked while typing.</text:span><text:line-break/>22. Check if forgot password functionality is secured with features like temporary password expiry after specified hours and security question is asked before changing or requesting a new password.<text:line-break/>23. Verify CAPTCHA functionality.<text:line-break/>24. Check if important events are logged in log files.<text:line-break/>25. Check if access privileges are implemented correctly.</text:p>
      <text:p text:style-name="P2"><text:line-break/><text:span text:style-name="T7">Test cases for Checkbox</text:span></text:p>
      <text:p text:style-name="P11">1.Check if the checkbox is selectable or not. </text:p>
      <text:p text:style-name="P11">2.Check if the checkbox selection enables the specific element as selected by mouse pointer or keyboard selection. </text:p>
      <text:p text:style-name="P11">3.Check if the checkbox is selected and pressing submit redirects to the option as per the choice made. </text:p>
      <text:p text:style-name="P11">4.Check if the checkbox selection is properly recorded in database or for browser redirection. </text:p>
      <text:p text:style-name="P11">5.Uncheck one checckbox and select another and click on submit and verify if different choice is considered in redirection. </text:p>
      <text:p text:style-name="P11">6.Check if the checkbox alignment on the form page is proper or not. </text:p>
      <text:p text:style-name="P11">7.Check if the label for the checkbox is properly aligned. </text:p>
      <text:p text:style-name="P11">8.Check if the multiple checkboxes can be selected or not. </text:p>
      <text:p text:style-name="P11">9.Check if the checkboxes selected one at a time or multiple at a time are as per the requirement of the application. </text:p>
      <text:p text:style-name="P11">10.Check if the corresponding data is selected by the database based on the selection. </text:p>
      <text:p text:style-name="P11">11.Check if the validation controls enabled or triggered if no user action is done on the choices. </text:p>
      <text:p text:style-name="P11">12.Verify if the selection control is inactive when the page is loaded. </text:p>
      <text:p text:style-name="P11">13.Verify if the initial focus of the checkbox is on the first checkbox. </text:p>
      <text:p text:style-name="P11">14.Verify if the checboxes are placed in a order. </text:p>
      <text:p text:style-name="P2">15.Verify the physical location of the checkboxes (X.Y Coordinates, Height, Lenght, Width). </text:p>
      <text:p text:style-name="P2"/>
      <text:p text:style-name="P2"><text:span text:style-name="T7">Test Case For Captcha</text:span></text:p>
      <text:p text:style-name="P2">1. Ensure that the CAPTCHA code screen should be viewable.<text:line-break/>2. Ensure that the CAPTCHA code should be in Image format.<text:line-break/>3. Ensure that the CAPTCHA code should be reusable.(able to get new code by clicked link)<text:line-break/>4. Ensure that the CAPTCHA code should generate new code once the page is refreshed.<text:line-break/>5. Ensure that the CAPTCHA code should generate new code once entered the wrong code.<text:line-break/>6. Ensure that the CAPTCHA code should not able to copy/paste.<text:line-break/>7. Ensure that the CAPTCHA code should be Case Sensitive or vice versa(According to the Requirement).<text:line-break/>8. Ensure that the CAPTCHA code should not distruot the other fields in the form once entered wrong.(Other form fields should not clear)<text:line-break/>9. Application should not accept the Invalid CAPTCHA code on form feed and should display proper alert message.<text:line-break/>10. Application should accept the Valid CAPTCHA code on form feed.</text:p>
      <text:p text:style-name="P2"><text:line-break/><text:line-break/><text:span text:style-name="T7">Sources: </text:span><text:a xlink:type="simple" xlink:href="http://www.softwaretestinghelp.com/sample-test-cases-testing-web-desktop-applications/"><text:span text:style-name="T7">http://www.softwaretestinghelp.com/sample-test-cases-testing-web-desktop-applications/</text:span></text:a></text:p>
      <text:p text:style-name="P2"/>
      <text:p text:style-name="P2"><text:a xlink:type="simple" xlink:href="https://onecore.net/sample-test-cases-for-checkbox.htm"><text:span text:style-name="T7">https://onecore.net/sample-test-cases-for-checkbox.htm</text:span></text:a></text:p>
      <text:p text:style-name="P2"/>
      <text:p text:style-name="P2"/>
      <text:p text:style-name="P12"><text:span text:style-name="T8">Input Data Validation:</text:span></text:p>
      <text:p text:style-name="P13"><text:span text:style-name="T5">This section encompasses a range of checks that may be adopted generally to the data which is entered to an application system.</text:span></text:p>
      <text:list text:style-name="L1">
        <text:list-item>
          <text:p text:style-name="P10"><text:span text:style-name="T5">Mandatory Fields testing</text:span></text:p>
        </text:list-item>
        <text:list-item>
          <text:p text:style-name="P10"><text:span text:style-name="T5">Unique Field Values testing</text:span></text:p>
        </text:list-item>
        <text:list-item>
          <text:p text:style-name="P10"><text:span text:style-name="T5">Null value testing</text:span></text:p>
        </text:list-item>
        <text:list-item>
          <text:p text:style-name="P10"><text:span text:style-name="T5">Field accepts allowable characters only</text:span></text:p>
        </text:list-item>
        <text:list-item>
          <text:p text:style-name="P10"><text:span text:style-name="T5">Negative values testing</text:span></text:p>
        </text:list-item>
        <text:list-item>
          <text:p text:style-name="P10"><text:span text:style-name="T5">Field is limited to the field length specifications</text:span></text:p>
        </text:list-item>
        <text:list-item>
          <text:p text:style-name="P10"><text:span text:style-name="T5">Improbable Value testing</text:span></text:p>
        </text:list-item>
        <text:list-item>
          <text:p text:style-name="P10"><text:span text:style-name="T5">Garbage Value testing</text:span></text:p>
        </text:list-item>
        <text:list-item>
          <text:p text:style-name="P10"><text:span text:style-name="T5">Check for inter- Field dependencies</text:span></text:p>
        </text:list-item>
        <text:list-item>
          <text:p text:style-name="P10"><text:span text:style-name="T5">Equivalence Class Partitioning and boundary condition testing</text:span></text:p>
        </text:list-item>
        <text:list-item>
          <text:p text:style-name="P10"><text:span text:style-name="T5">Ensure error notification and correction processing is robust</text:span></text:p>
        </text:list-item>
      </text:list>
      <text:p text:style-name="P13"><text:span text:style-name="T5"> </text:span></text:p>
      <text:p text:style-name="P12"><text:span text:style-name="T8">Date Validation:</text:span></text:p>
      <text:p text:style-name="P13"><text:span text:style-name="T5">This constitutes of a set of conditions to the date fields</text:span></text:p>
      <text:list text:style-name="L1">
        <text:list-item>
          <text:p text:style-name="P10"><text:span text:style-name="T5">Various Date Formats</text:span></text:p>
        </text:list-item>
        <text:list-item>
          <text:p text:style-name="P10"><text:span text:style-name="T5">US or UK Style Date Format</text:span></text:p>
        </text:list-item>
        <text:list-item>
          <text:p text:style-name="P10"><text:span text:style-name="T5">Positive testing – valid dates</text:span></text:p>
        </text:list-item>
        <text:list-item>
          <text:p text:style-name="P10"><text:span text:style-name="T5">Negative testing- invalid Dates like</text:span></text:p>
        </text:list-item>
      </text:list>
      <text:list text:style-name="L2">
        <text:list-item>
          <text:p text:style-name="P10"><text:span text:style-name="T5">Month does not accept 00 and 13 as values</text:span></text:p>
        </text:list-item>
        <text:list-item>
          <text:p text:style-name="P10"><text:span text:style-name="T5">Day do not contain 00 and 32 as its values</text:span></text:p>
        </text:list-item>
        <text:list-item>
          <text:p text:style-name="P10"><text:span text:style-name="T5">28, 29, 30 are validated correctly.</text:span></text:p>
        </text:list-item>
      </text:list>
      <text:list text:style-name="L1">
        <text:list-item>
          <text:p text:style-name="P10"><text:span text:style-name="T5">Check for the impact of Weekends and Bank Holidays if applicable</text:span></text:p>
        </text:list-item>
        <text:list-item>
          <text:p text:style-name="P10"><text:span text:style-name="T5">Link between Leap Years and 29th February</text:span></text:p>
        </text:list-item>
      </text:list>
      <text:p text:style-name="P13"><text:span text:style-name="T5"> </text:span></text:p>
      <text:p text:style-name="P12"><text:span text:style-name="T8">Time Validation:</text:span></text:p>
      <text:p text:style-name="P13"><text:span text:style-name="T5">This constitutes of a set of conditions to the time fields</text:span></text:p>
      <text:list text:style-name="L1">
        <text:list-item>
          <text:p text:style-name="P10"><text:span text:style-name="T5">Various Time Formats like 12/24 hour format, AM/PM</text:span></text:p>
        </text:list-item>
        <text:list-item>
          <text:p text:style-name="P10"><text:span text:style-name="T5">Positive testing- check for valid Times</text:span></text:p>
        </text:list-item>
        <text:list-item>
          <text:p text:style-name="P10"><text:span text:style-name="T5">Negative testing- check for invalid Times</text:span></text:p>
        </text:list-item>
        <text:list-item>
          <text:p text:style-name="P10"><text:span text:style-name="T5">Check for the impact of Weekends and business holidays</text:span></text:p>
        </text:list-item>
      </text:list>
      <text:p text:style-name="P13"><text:span text:style-name="T5"> </text:span></text:p>
      <text:p text:style-name="P12"><text:span text:style-name="T8">Postcode validation:</text:span></text:p>
      <text:p text:style-name="P13"><text:span text:style-name="T5">This constitutes of a set of conditions to the postcode fields</text:span></text:p>
      <text:list text:style-name="L1">
        <text:list-item>
          <text:p text:style-name="P10"><text:span text:style-name="T5">Test for partial Postcode input and check for postcode format</text:span></text:p>
        </text:list-item>
        <text:list-item>
          <text:p text:style-name="P10"><text:span text:style-name="T5">Testing for space/no space</text:span></text:p>
        </text:list-item>
        <text:list-item>
          <text:p text:style-name="P10"><text:span text:style-name="T5">Check if there is option to enter address manually</text:span></text:p>
        </text:list-item>
      </text:list>
      <text:p text:style-name="P14"/>
      <text:p text:style-name="P14"/>
      <text:p text:style-name="P14"><text:span text:style-name="T7">Password validation</text:span></text:p>
      <text:p text:style-name="P14"/>
      <text:p text:style-name="P15"><text:span text:style-name="T5">A Strong Password should -</text:span></text:p>
      <text:p text:style-name="P15"/>
      <text:p text:style-name="P15"><text:span text:style-name="T5">    Be at least 8 characters in length</text:span></text:p>
      <text:p text:style-name="P15"><text:span text:style-name="T5">    Contain both upper and lowercase alphabetic characters (e.g. A-Z, a-z)</text:span></text:p>
      <text:p text:style-name="P15"><text:span text:style-name="T5">    Have at least one numerical character (e.g. 0-9)</text:span></text:p>
      <text:p text:style-name="P15"><text:span text:style-name="T5">    Have at least one special character (e.g. ~!@#$%^&amp;*()_-+=)</text:span></text:p>
      <text:p text:style-name="P15"/>
      <text:p text:style-name="P15"><text:span text:style-name="T5">A Strong Password should not -</text:span></text:p>
      <text:p text:style-name="P15"/>
      <text:p text:style-name="P15"><text:span text:style-name="T5">    Spell a word or series of words that can be found in a standard dictionary</text:span></text:p>
      <text:p text:style-name="P15"><text:span text:style-name="T5">    Spell a word with a number added to the beginning and the end</text:span></text:p>
      <text:p text:style-name="P15"><text:span text:style-name="T5">    Be based on any personal information such as user id, family name, pet, birthday, etc.</text:span></text:p>
      <text:p text:style-name="P15"/>
      <text:p text:style-name="P15"><text:span text:style-name="T5">You can use: <text:s/>https://strongpasswordgenerator.com/</text:span></text:p>
      <text:p text:style-name="P14"/>
      <text:p text:style-name="P14"/>
      <text:p text:style-name="P12"><text:span text:style-name="T8">Usability:</text:span></text:p>
      <text:p text:style-name="P13"><text:span text:style-name="T5">This constitutes of a set of conditions which helps to verify the usability of an application system.</text:span></text:p>
      <text:list text:style-name="L1">
        <text:list-item>
          <text:p text:style-name="P10"><text:span text:style-name="T5">Check if the Layout is consistent with the design criteria</text:span></text:p>
        </text:list-item>
        <text:list-item>
          <text:p text:style-name="P10"><text:span text:style-name="T5">Check for the Fonts, Colors, Sizes, etc.</text:span></text:p>
        </text:list-item>
        <text:list-item>
          <text:p text:style-name="P10"><text:span text:style-name="T5">Test for Branding Guidelines</text:span></text:p>
        </text:list-item>
        <text:list-item>
          <text:p text:style-name="P10"><text:span text:style-name="T5">Check if the window caption for every application has the name of the application and the window name</text:span></text:p>
        </text:list-item>
        <text:list-item>
          <text:p text:style-name="P10"><text:span text:style-name="T5">Check for alignment</text:span></text:p>
        </text:list-item>
        <text:list-item>
          <text:p text:style-name="P10"><text:span text:style-name="T5">Check if the screen is resizable and minimizable</text:span></text:p>
        </text:list-item>
        <text:list-item>
          <text:p text:style-name="P10"><text:span text:style-name="T5">Spelling check</text:span></text:p>
        </text:list-item>
        <text:list-item>
          <text:p text:style-name="P10"><text:span text:style-name="T5">Testing for default values if necessary</text:span></text:p>
        </text:list-item>
        <text:list-item>
          <text:p text:style-name="P10"><text:span text:style-name="T5">Mandatory fields need to be highlighted with as asterisk symbol</text:span></text:p>
        </text:list-item>
        <text:list-item>
          <text:p text:style-name="P10"/>
        </text:list-item>
      </text:list>
      <text:p text:style-name="P12"><text:span text:style-name="T8">Business application logic:</text:span></text:p>
      <text:p text:style-name="P13"><text:span text:style-name="T5">This constitutes of a set of conditions which helps to verify the application logic and business processing of an application system.</text:span></text:p>
      <text:list text:style-name="L1">
        <text:list-item>
          <text:p text:style-name="P10"><text:span text:style-name="T5">Check if options for all available Products are explored</text:span></text:p>
        </text:list-item>
        <text:list-item>
          <text:p text:style-name="P10"><text:span text:style-name="T5">Check for all Upgrade and Downgrade Paths and Options</text:span></text:p>
        </text:list-item>
        <text:list-item>
          <text:p text:style-name="P10"><text:span text:style-name="T5">Verify upgrades and downgrades have been applied to billing, network, self-care etc</text:span></text:p>
        </text:list-item>
        <text:list-item>
          <text:p text:style-name="P10"><text:span text:style-name="T5">Behavior on Cease/Disconnect/Termination</text:span></text:p>
        </text:list-item>
        <text:list-item>
          <text:p text:style-name="P10"><text:span text:style-name="T5">Behavior on Equipment Failure</text:span></text:p>
        </text:list-item>
        <text:list-item>
          <text:p text:style-name="P10"><text:span text:style-name="T5">Check rounding on Calculated Amounts</text:span></text:p>
        </text:list-item>
        <text:list-item>
          <text:p text:style-name="P10"><text:span text:style-name="T5">Ensure full range of test accounts used, types/status/conditions</text:span></text:p>
        </text:list-item>
        <text:list-item>
          <text:p text:style-name="P10"><text:span text:style-name="T5">Check if currency symbol is displayed as required</text:span></text:p>
        </text:list-item>
        <text:list-item>
          <text:p text:style-name="P10"><text:span text:style-name="T5">Verify that duplicate records are not present.</text:span></text:p>
        </text:list-item>
        <text:list-item>
          <text:p text:style-name="P10"><text:span text:style-name="T5">Use large or very large amounts/numbers where arithmetic is involved to check overflow, both in displayed and actual data forms</text:span></text:p>
        </text:list-item>
      </text:list>
      <text:p text:style-name="P13"/>
      <text:p text:style-name="P13"><text:span text:style-name="T8">Source:</text:span><text:span text:style-name="T5"><text:s text:c="2"/></text:span><text:span text:style-name="T8">https://www.softwaretestingclass.com/unit-testing-test-case-preparation-guidelines/</text:span></text:p>
      <text:p text:style-name="P1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4</meta:generator>
  </office:meta>
</office:document-meta>
</file>